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Liberation Sans1" officeooo:rsid="0004a765" officeooo:paragraph-rsid="0004a765"/>
    </style:style>
    <style:style style:name="P2" style:family="paragraph" style:parent-style-name="Text_20_body" style:list-style-name="L1">
      <style:text-properties style:font-name="Liberation Sans1" officeooo:rsid="0004a765" officeooo:paragraph-rsid="00088ca0"/>
    </style:style>
    <style:style style:name="P3" style:family="paragraph" style:parent-style-name="Text_20_body" style:list-style-name="L2">
      <style:text-properties style:font-name="Liberation Sans1" officeooo:rsid="00067842" officeooo:paragraph-rsid="00067842"/>
    </style:style>
    <style:style style:name="P4" style:family="paragraph" style:parent-style-name="Text_20_body">
      <style:text-properties style:font-name="Liberation Sans1" officeooo:rsid="00067842" officeooo:paragraph-rsid="00067842"/>
    </style:style>
    <style:style style:name="P5" style:family="paragraph" style:parent-style-name="Text_20_body">
      <style:text-properties style:font-name="Liberation Sans1" officeooo:rsid="00096637" officeooo:paragraph-rsid="00096637"/>
    </style:style>
    <style:style style:name="P6" style:family="paragraph" style:parent-style-name="Title">
      <style:text-properties style:font-name="Liberation Sans1" fo:font-size="20pt" officeooo:rsid="0004a765" officeooo:paragraph-rsid="0004a765" style:font-size-asian="20pt" style:font-size-complex="20pt"/>
    </style:style>
    <style:style style:name="P7" style:family="paragraph" style:parent-style-name="Heading_20_1">
      <style:text-properties style:font-name="Liberation Sans1" fo:font-size="14pt" officeooo:rsid="0004a765" officeooo:paragraph-rsid="0004a765" style:font-size-asian="14pt" style:font-size-complex="14pt"/>
    </style:style>
    <style:style style:name="T1" style:family="text">
      <style:text-properties officeooo:rsid="00067842"/>
    </style:style>
    <style:style style:name="T2" style:family="text">
      <style:text-properties officeooo:rsid="00072109"/>
    </style:style>
    <style:style style:name="T3" style:family="text">
      <style:text-properties officeooo:rsid="00088c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in results T cell model</text:p>
      <text:h text:style-name="P7" text:outline-level="1">Linear differentiation model:</text:h>
      <text:list xml:id="list7452792094726479983" text:style-name="L1">
        <text:list-item>
          <text:p text:style-name="P1">Distributions: <text:span text:style-name="T1">Psi diff and Psi prolif have different effects, Psi prolif: smaller SD decreases proliferation</text:span></text:p>
        </text:list-item>
        <text:list-item>
          <text:p text:style-name="P1">Analytical death rate criterion <text:span text:style-name="T3">→ with increasing delay, death rate to reach steady state goes down</text:span></text:p>
        </text:list-item>
        <text:list-item>
          <text:p text:style-name="P2">Feedbacks <text:span text:style-name="T1">(on rate): area const, peak goes up, tau goes down, delay buffers feedback effects</text:span></text:p>
        </text:list-item>
        <text:list-item>
          <text:p text:style-name="P1">Homeostasis models: <text:span text:style-name="T3">different predictions for parameter effects in different models. In IL2 model, slow diff. Increases net response. In K model: peak is fairly constant but tau changes. Timer model is quite sensitive to changes in model specific parameter. Timer model is independent of cell number</text:span></text:p>
        </text:list-item>
      </text:list>
      <text:h text:style-name="P7" text:outline-level="1">Branching model:</text:h>
      <text:list xml:id="list7131908871911591635" text:style-name="L2">
        <text:list-item>
          <text:p text:style-name="P3">P <text:span text:style-name="T3">decision</text:span> can be modeled independently from rate</text:p>
        </text:list-item>
        <text:list-item>
          <text:p text:style-name="P3">Homeostasis has different effects on competetive differentiation (if one cell type is faster and reach carrying capacity the other celltype grows even slower<text:span text:style-name="T3">)</text:span></text:p>
        </text:list-item>
      </text:list>
      <text:p text:style-name="P4"/>
      <text:p text:style-name="P5">Data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1:08:22.966486110</meta:creation-date>
    <dc:date>2020-01-22T16:00:25.545005949</dc:date>
    <meta:editing-duration>PT6H42M12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10" meta:word-count="141" meta:character-count="892" meta:non-whitespace-character-count="767"/>
  </office:meta>
</office:document-meta>
</file>